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1.1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esponse: Y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um squares</text:p>
          </table:table-cell>
          <table:table-cell office:value-type="string" calcext:value-type="string">
            <text:p>mean square</text:p>
          </table:table-cell>
          <table:table-cell office:value-type="string" calcext:value-type="string">
            <text:p>F value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122" calcext:value-type="float">
            <text:p>0.12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7957775" calcext:value-type="float">
            <text:p>0.7957775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.487" calcext:value-type="float">
            <text:p>26.487</text:p>
          </table:table-cell>
          <table:table-cell office:value-type="float" office:value="14.7463" calcext:value-type="float">
            <text:p>14.7463</text:p>
          </table:table-cell>
          <table:table-cell office:value-type="float" office:value="0.0005477" calcext:value-type="float">
            <text:p>0.0005477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.447" calcext:value-type="float">
            <text:p>64.447</text:p>
          </table:table-cell>
          <table:table-cell table:style-name="ce1" office:value-type="float" office:value="35.8836" calcext:value-type="float">
            <text:p>35.8836</text:p>
          </table:table-cell>
          <table:table-cell table:style-name="ce2" office:value-type="float" office:value="0.000001117" calcext:value-type="float">
            <text:p>1.12E-06</text:p>
          </table:table-cell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.353" calcext:value-type="float">
            <text:p>1.3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8601274" calcext:value-type="float">
            <text:p>0.8601274</text:p>
          </table:table-cell>
        </table:table-row>
        <table:table-row table:style-name="ro1">
          <table:table-cell/>
          <table:table-cell office:value-type="string" calcext:value-type="string">
            <text:p>residu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SS = 57.478</text:p>
          </table:table-cell>
          <table:table-cell table:style-name="ce1" office:value-type="string" calcext:value-type="string">
            <text:p>MSE = 1.79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0:16:30.494171537</meta:creation-date>
    <dc:date>2024-10-01T23:10:23.706763613</dc:date>
    <meta:editing-duration>PT1H42M5S</meta:editing-duration>
    <meta:editing-cycles>2</meta:editing-cycles>
    <meta:generator>LibreOffice/24.8.1.2$Linux_X86_64 LibreOffice_project/480$Build-2</meta:generator>
    <meta:document-statistic meta:table-count="1" meta:cell-count="34" meta:object-count="0"/>
  </office:meta>
</office:document-meta>
</file>